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33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578304688570305740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3443595629635693145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4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655361632970083789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2674492406725394644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1">RequireSSL </text:span><text:span text:style-name="T52">- </text:span><text:span text:style-name="T53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4464423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1405255979931577823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8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50"><text:span text:style-name="T59">FieldValidator</text:span><text:span text:style-name="T47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7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4282264310643669785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34476251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7">что за </text:span><text:span text:style-name="T67">@ViewData["Message"]</text:span><text:span text:style-name="T33"> раньше</text:span><text:span text:style-name="T47"> был только </text:span><text:span text:style-name="T68">ViewBag.Message</text:span><text:span text:style-name="T47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4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4">- </text:span><text:span text:style-name="T47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7T14:26:32.60</dc:date>
    <meta:editing-duration>P26DT6H19M54S</meta:editing-duration>
    <meta:editing-cycles>59</meta:editing-cycles>
    <meta:generator>OpenOffice/4.1.4$Win32 OpenOffice.org_project/414m5$Build-9788</meta:generator>
    <meta:document-statistic meta:table-count="0" meta:image-count="0" meta:object-count="0" meta:page-count="22" meta:paragraph-count="809" meta:word-count="3444" meta:character-count="23075"/>
  </office:meta>
</office:document-meta>
</file>